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20000009D76FC29C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pr1" style:family="presentation" style:parent-style-name="postmaster-notes">
      <style:graphic-properties draw:fill-color="#ffffff" fo:min-height="13.364cm"/>
    </style:style>
    <style:style style:name="pr2" style:family="presentation" style:parent-style-name="postmaster-title">
      <style:graphic-properties draw:auto-grow-height="true" fo:min-height="2.563cm"/>
    </style:style>
    <style:style style:name="pr3" style:family="presentation" style:parent-style-name="postmaster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.8cm"/>
    </style:style>
    <style:style style:name="P8" style:family="paragraph">
      <style:paragraph-properties fo:margin-top="0cm" fo:margin-bottom="0.2cm"/>
    </style:style>
    <style:style style:name="P9" style:family="paragraph">
      <style:paragraph-properties fo:margin-top="0cm" fo:margin-bottom="0.1cm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2.15cm" fo:margin-right="0cm" fo:text-indent="0cm"/>
    </style:style>
    <style:style style:name="P12" style:family="paragraph">
      <style:text-properties fo:font-size="18pt"/>
    </style:style>
    <style:style style:name="P13" style:family="paragraph">
      <style:paragraph-properties fo:margin-top="0cm" fo:margin-bottom="0.3cm"/>
    </style:style>
    <style:style style:name="P14" style:family="paragraph">
      <style:paragraph-properties fo:margin-left="1.2cm" fo:margin-right="0cm" fo:margin-top="0cm" fo:margin-bottom="0.3cm" fo:text-indent="0cm"/>
    </style:style>
    <style:style style:name="P15" style:family="paragraph">
      <style:paragraph-properties fo:margin-left="1.2cm" fo:margin-right="0cm" fo:margin-top="0cm" fo:margin-bottom="0.2cm" fo:text-indent="0cm"/>
    </style:style>
    <style:style style:name="P16" style:family="paragraph">
      <style:paragraph-properties fo:margin-left="1.9cm" fo:margin-right="0cm" fo:margin-top="0cm" fo:margin-bottom="0.2cm" fo:text-indent="0cm"/>
    </style:style>
    <style:style style:name="P17" style:family="paragraph">
      <style:paragraph-properties fo:margin-left="2.6cm" fo:margin-right="0cm" fo:margin-top="0cm" fo:margin-bottom="0.2cm" fo:text-indent="0cm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808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80808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3" style:family="text">
      <style:text-properties fo:font-size="18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000000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stmaster" presentation:presentation-page-layout-name="AL1T0">
        <office:forms form:automatic-focus="false" form:apply-design-mode="false"/>
        <draw:frame draw:style-name="gr1" draw:text-style-name="P2" draw:layer="layout" svg:width="13.8cm" svg:height="1.991cm" svg:x="7.6cm" svg:y="9.009cm">
          <draw:text-box>
            <text:p text:style-name="P1"><text:span text:style-name="T1">Groovy Academ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ostmaster">
        <office:forms form:automatic-focus="false" form:apply-design-mode="false"/>
        <draw:frame draw:style-name="gr1" draw:text-style-name="P4" draw:layer="layout" svg:width="13.8cm" svg:height="4.388cm" svg:x="2cm" svg:y="5.609cm">
          <draw:text-box>
            <text:p text:style-name="P1"><text:span text:style-name="T2">Fabian Förster</text:span></text:p>
            <text:list text:style-name="L1">
              <text:list-item>
                <text:p text:style-name="P3"><text:span text:style-name="T3">Seit 1998 Entwickler</text:span></text:p>
                <text:list>
                  <text:list-item>
                    <text:p text:style-name="P3"><text:span text:style-name="T3">E-Post (seit ...)</text:span></text:p>
                  </text:list-item>
                </text:list>
              </text:list-item>
              <text:list-item>
                <text:p text:style-name="P3"><text:span text:style-name="T3">Schwerpunkt Java &amp; Groovy</text:span></text:p>
              </text:list-item>
              <text:list-item>
                <text:p text:style-name="P3"><text:span text:style-name="T3">Speaker by: Groovy ...</text:span></text:p>
              </text:list-item>
            </text:list>
          </draw:text-box>
        </draw:frame>
        <draw:frame draw:style-name="gr1" draw:text-style-name="P4" draw:layer="layout" svg:width="13.8cm" svg:height="5.98cm" svg:x="13.4cm" svg:y="12.42cm">
          <draw:text-box>
            <text:p text:style-name="P1"><text:span text:style-name="T2">Sven Ehmann</text:span></text:p>
            <text:list text:style-name="L1">
              <text:list-item>
                <text:p text:style-name="P3"><text:span text:style-name="T3">Seit 2003 Entwickler</text:span></text:p>
                <text:list>
                  <text:list-item>
                    <text:p text:style-name="P3"><text:span text:style-name="T3">Electric Paper</text:span></text:p>
                  </text:list-item>
                  <text:list-item>
                    <text:p text:style-name="P3"><text:span text:style-name="T3">Brands4Friends (eBay)</text:span></text:p>
                  </text:list-item>
                  <text:list-item>
                    <text:p text:style-name="P3"><text:span text:style-name="T3">E-Post (seit 10.2013)</text:span></text:p>
                  </text:list-item>
                </text:list>
              </text:list-item>
              <text:list-item>
                <text:p text:style-name="P3"><text:span text:style-name="T3">Schwerpunkt: Java &amp; Scala</text:span><text:span text:style-name="T4"> &amp; Groovy</text:span></text:p>
              </text:list-item>
              <text:list-item>
                <text:p text:style-name="P3"><text:span text:style-name="T3">Meetup: „Agile Developer Berlin“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als</text:p>
              </text:list-item>
              <text:list-item>
                <text:p>„Was wollen wir nicht“</text:p>
              </text:list-item>
              <text:list-item>
                <text:p>Tools &amp; Frameworks (Vorstellung &amp; Übung)</text:p>
                <text:list>
                  <text:list-item>
                    <text:p>GVM</text:p>
                  </text:list-item>
                  <text:list-item>
                    <text:p>Gradle </text:p>
                  </text:list-item>
                  <text:list-item>
                    <text:p>Lazybones, Ratpack</text:p>
                  </text:list-item>
                </text:list>
              </text:list-item>
              <text:list-item>
                <text:p>Groovy Koans (Coding Session)</text:p>
              </text:list-item>
              <text:list-item>
                <text:p>Battleship (Coding Sessio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Goal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it Gradle ein Groovy Projekt aufsetzen</text:p>
              </text:list-item>
              <text:list-item>
                <text:p>Grundkenntnisse in Groovy</text:p>
                <text:list>
                  <text:list-item>
                    <text:p>Sprachfeatures: JSON, Collections, ...</text:p>
                  </text:list-item>
                </text:list>
              </text:list-item>
              <text:list-item>
                <text:p>Grundkenntnisse in Ratpack</text:p>
                <text:list>
                  <text:list-item>
                    <text:p>Handler, Modul-Binding, ...</text:p>
                  </text:list-item>
                </text:list>
              </text:list-item>
              <text:list-item>
                <text:p>Web-App Battleship</text:p>
              </text:list-item>
              <text:list-item>
                <text:p>Testen mit Spoc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„</text:span><text:span text:style-name="T1">Was wollen wir nicht“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ashing<text:line-break/>Java8 &lt;&gt; Groovy &lt;&gt; Scala</text:p>
              </text:list-item>
              <text:list-item>
                <text:p>Bashing<text:line-break/>Play &lt;&gt; Ratpack</text:p>
              </text:list-item>
              <text:list-item>
                <text:p>Groovy: optional typed and dynami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GVM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p>GVM is a command line tool for managing parallel Versions of multiple Software Development Kits on most Unix based systems.</text:p>
          </draw:text-box>
        </draw:frame>
        <draw:frame draw:style-name="gr1" draw:layer="layout" svg:width="8cm" svg:height="0.962cm" svg:x="1.4cm" svg:y="19.238cm">
          <draw:text-box>
            <text:p>Quelle: <text:a xlink:href="http://gvmtool.net/" xlink:type="simple">http://gvmtool.net/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GVM</text:span></text:p>
          </draw:text-box>
        </draw:frame>
        <draw:frame presentation:style-name="pr3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 text:style-name="P7">GVM install<text:line-break/><text:span text:style-name="T5">curl -s get.gvmtool.net | bash</text:span></text:p>
              </text:list-item>
              <text:list-item>
                <text:p text:style-name="P7">Gradle install<text:line-break/><text:span text:style-name="T5">gvm install gradle</text:span><text:span text:style-name="T5"><text:line-break/></text:span><text:span text:style-name="T5">gvm list gradle</text:span><text:span text:style-name="T5"><text:line-break/></text:span><text:span text:style-name="T6">See all possible versions, current installed version and as default set version</text:span><text:span text:style-name="T7"><text:line-break/></text:span><text:span text:style-name="T7"><text:line-break/></text:span><text:span text:style-name="T5">gvm install gradle 2.2</text:span><text:span text:style-name="T5"><text:line-break/></text:span><text:span text:style-name="T5">gvm use gradle 2.2</text:span><text:span text:style-name="T5"><text:line-break/></text:span><text:span text:style-name="T8">switch the candidate version for the current shell only.</text:span><text:span text:style-name="T5"><text:line-break/></text:span><text:span text:style-name="T5">gvm default gradle 2.2</text:span><text:span text:style-name="T9"><text:line-break/></text:span><text:span text:style-name="T6">switch permanent to version</text:span><text:span text:style-name="T5"><text:line-break/></text:span><text:span text:style-name="T5">gvm uninstall gradle 2.2</text:span></text:p>
              </text:list-item>
            </text:list>
            <text:p/>
          </draw:text-box>
        </draw:frame>
        <draw:frame draw:style-name="gr1" draw:layer="layout" svg:width="8cm" svg:height="0.962cm" svg:x="1.4cm" svg:y="19.238cm">
          <draw:text-box>
            <text:p>Quelle: <text:a xlink:href="http://gvmtool.net/" xlink:type="simple">http://gvmtool.net/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GVM</text:span></text:p>
          </draw:text-box>
        </draw:frame>
        <draw:frame presentation:style-name="pr3" draw:layer="layout" svg:width="25.199cm" svg:height="11.686cm" svg:x="1.4cm" svg:y="4.914cm" presentation:class="outline" presentation:user-transformed="true">
          <draw:text-box>
            <text:list text:style-name="L2">
              <text:list-item>
                <text:p text:style-name="P7">Other helpfull GVM commands:<text:line-break/><text:span text:style-name="T5">gvm current</text:span><text:line-break/><text:span text:style-name="T6">To see what is currently in use for all candidates</text:span><text:span text:style-name="T6"><text:line-break/></text:span><text:span text:style-name="T5">gvm help</text:span></text:p>
              </text:list-item>
              <text:list-item>
                <text:p text:style-name="P7">GVM uninstall<text:line-break/><text:span text:style-name="T5">rm -rf ~./gvm</text:span><text:span text:style-name="T5"><text:line-break/></text:span><text:span text:style-name="T5">remove from ~/.bashrc, ~/.profile and ~/.zshrc</text:span><text:span text:style-name="T5"><text:line-break/></text:span><text:span text:style-name="T10">#THIS MUST BE AT THE END OF THE FILE FOR GVM TO WORK!!!</text:span><text:span text:style-name="T10"><text:line-break/></text:span><text:span text:style-name="T10">[[ -s "/home/sven/.gvm/bin/gvm-init.sh" ]] &amp;&amp; source "/home/sven/.gvm/bin/gvm-init.sh"</text:span><text:span text:style-name="T7"><text:line-break/></text:span><text:span text:style-name="T7"><text:line-break/></text:span><text:span text:style-name="T7"/></text:p>
              </text:list-item>
            </text:list>
            <text:p/>
          </draw:text-box>
        </draw:frame>
        <draw:frame draw:style-name="gr1" draw:layer="layout" svg:width="8cm" svg:height="0.962cm" svg:x="1.4cm" svg:y="19.238cm">
          <draw:text-box>
            <text:p>Quelle: <text:a xlink:href="http://gvmtool.net/" xlink:type="simple">http://gvmtool.net/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Gradle</text:span></text:p>
          </draw:text-box>
        </draw:frame>
        <draw:frame presentation:style-name="pr3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 text:style-name="P8">What is Gradle ?<text:line-break/><text:span text:style-name="T6">A very flexible general purpose build tool like … .</text:span><text:span text:style-name="T6"><text:line-break/></text:span><text:span text:style-name="T6">- powerful support for multi-project builds</text:span><text:span text:style-name="T6"><text:line-break/></text:span><text:span text:style-name="T6">- powerful dependency management</text:span><text:span text:style-name="T6"><text:line-break/></text:span><text:span text:style-name="T6">- full support of existing Maven or Ivy repository</text:span><text:span text:style-name="T6"><text:line-break/></text:span><text:span text:style-name="T6">- Groovy build scripts</text:span></text:p>
              </text:list-item>
              <text:list-item>
                <text:p text:style-name="P8">Gradle install</text:p>
                <text:list>
                  <text:list-item>
                    <text:p text:style-name="P9"><text:span text:style-name="T6">Download </text:span><text:span text:style-name="T11">binary only distribution</text:span><text:span text:style-name="T6">: </text:span><text:span text:style-name="T6"><text:a xlink:href="http://gradle.org/gradle-download/" xlink:type="simple">http://gradle.org/gradle-download/</text:a></text:span></text:p>
                  </text:list-item>
                  <text:list-item>
                    <text:p text:style-name="P9"><text:span text:style-name="T6">Unpacking</text:span></text:p>
                  </text:list-item>
                  <text:list-item>
                    <text:p text:style-name="P9"><text:span text:style-name="T6">export GRADLE_HOME to the path that you unpack binary and add GRADLE_HOME/bin to your PATH variable</text:span></text:p>
                  </text:list-item>
                  <text:list-item>
                    <text:p text:style-name="P9"><text:span text:style-name="T6">check install by: </text:span><text:span text:style-name="T12">gradle -v</text:span></text:p>
                  </text:list-item>
                  <text:list-item>
                    <text:p text:style-name="P9"><text:span text:style-name="T6">additional options can be set within GRADLE_OPTS</text:span></text:p>
                  </text:list-item>
                </text:list>
              </text:list-item>
            </text:list>
            <text:p/>
          </draw:text-box>
        </draw:frame>
        <draw:frame draw:style-name="gr3" draw:text-style-name="P12" draw:layer="layout" svg:width="19cm" svg:height="1.673cm" svg:x="1.4cm" svg:y="18.8cm">
          <draw:text-box>
            <text:p text:style-name="P10"><text:span text:style-name="T13">Quelle: </text:span><text:span text:style-name="T13"><text:a xlink:href="https://docs.gradle.org/current/userguide/introduction.html" xlink:type="simple">https://docs.gradle.org/current/userguide/introduction.html</text:a></text:span></text:p>
            <text:p text:style-name="P11"><text:span text:style-name="T13"><text:a xlink:href="https://docs.gradle.org/current/userguide/installation.html" xlink:type="simple">https://docs.gradle.org/current/userguide/installation.htm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Gradle – </text:span><text:span text:style-name="T14">first steps</text:span></text:p>
          </draw:text-box>
        </draw:frame>
        <draw:frame presentation:style-name="pr3" draw:text-style-name="P8" draw:layer="layout" svg:width="22.09cm" svg:height="12.18cm" svg:x="1.4cm" svg:y="4.914cm" presentation:class="outline" presentation:user-transformed="true">
          <draw:text-box>
            <text:list text:style-name="L2">
              <text:list-item>
                <text:p text:style-name="P13"><text:span text:style-name="T6">run </text:span><text:span text:style-name="T12">gradle</text:span></text:p>
              </text:list-item>
              <text:list-item>
                <text:p text:style-name="P13"><text:span text:style-name="T6">run </text:span><text:span text:style-name="T12">gradle tasks</text:span><text:span text:style-name="T12"><text:line-break/></text:span><text:span text:style-name="T6">display the „default“ tasks of every gradle projec</text:span><text:span text:style-name="T15">t, e.g. init &amp; wrapper </text:span></text:p>
              </text:list-item>
              <text:list-item>
                <text:p text:style-name="P13"><text:span text:style-name="T6">create </text:span><text:span text:style-name="T12">build.gradle</text:span><text:span text:style-name="T6"> script by </text:span><text:span text:style-name="T12">gradle init</text:span><text:span text:style-name="T6"><text:line-break/></text:span><text:span text:style-name="T6">with </text:span><text:span text:style-name="T12">task hugo &lt;&lt; { println 'hugo task running' }</text:span><text:span text:style-name="T12"><text:line-break/></text:span><text:span text:style-name="T6">run </text:span><text:span text:style-name="T12">gradle -q hugo</text:span></text:p>
              </text:list-item>
              <text:list-item>
                <text:p text:style-name="P13"><text:span text:style-name="T12">-q</text:span><text:span text:style-name="T6"> suppress Gradle's log messages</text:span></text:p>
              </text:list-item>
              <text:list-item>
                <text:p text:style-name="P13"><text:span text:style-name="T6">Build script are (Groovy) code !</text:span></text:p>
              </text:list-item>
              <text:list-item>
                <text:p text:style-name="P13"><text:span text:style-name="T6">Add </text:span><text:span text:style-name="T12">task boss { println „I'm the boss“ }</text:span><text:span text:style-name="T12"><text:line-break/></text:span><text:span text:style-name="T6">run </text:span><text:span text:style-name="T12">gradle -q</text:span><text:span text:style-name="T12"><text:line-break/></text:span><text:span text:style-name="T6">change task boss: </text:span><text:span text:style-name="T12">task boss &lt;&lt; { println „I'm the boss“ }</text:span><text:span text:style-name="T12"><text:line-break/></text:span><text:span text:style-name="T6">run </text:span><text:span text:style-name="T12">gradle -q</text:span><text:span text:style-name="T12"><text:line-break/></text:span><text:span text:style-name="T6">all tasks without </text:span><text:span text:style-name="T12">&lt;&lt;</text:span><text:span text:style-name="T6"> operator run by default</text:span></text:p>
              </text:list-item>
            </text:list>
            <text:p/>
          </draw:text-box>
        </draw:frame>
        <draw:frame draw:style-name="gr1" draw:text-style-name="P12" draw:layer="layout" svg:width="21.4cm" svg:height="0.962cm" svg:x="1.4cm" svg:y="19.238cm">
          <draw:text-box>
            <text:p><text:span text:style-name="T13">Quelle: </text:span><text:span text:style-name="T16"><text:a xlink:href="https://docs.gradle.org/current/userguide/tutorial_using_tasks.html" xlink:type="simple">https://docs.gradle.org/current/userguide/tutorial_using_tasks.html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Gradle – </text:span><text:span text:style-name="T14">Build script are (Groovy) code !</text:span></text:p>
          </draw:text-box>
        </draw:frame>
        <draw:frame presentation:style-name="pr3" draw:text-style-name="P13" draw:layer="layout" svg:width="22.1cm" svg:height="13.686cm" svg:x="1.4cm" svg:y="4.914cm" presentation:class="outline" presentation:user-transformed="true">
          <draw:text-box>
            <text:list text:style-name="L2">
              <text:list-item>
                <text:p text:style-name="P13"><text:span text:style-name="T6">Live Coding</text:span></text:p>
              </text:list-item>
            </text:list>
            <text:p text:style-name="P14"><text:span text:style-name="T12">task upper &lt;&lt; { </text:span><text:span text:style-name="T12"><text:line-break/></text:span><text:span text:style-name="T12"><text:tab/></text:span><text:span text:style-name="T12">String someString = 'my_nAMe'; </text:span><text:span text:style-name="T12"><text:line-break/></text:span><text:span text:style-name="T12"><text:tab/></text:span><text:span text:style-name="T12">println "Original: $someString";</text:span><text:span text:style-name="T12"><text:line-break/></text:span><text:span text:style-name="T12"><text:tab/></text:span><text:span text:style-name="T12">println "Upper case: ${someString.toUpperCase()}"</text:span><text:span text:style-name="T12"><text:line-break/></text:span><text:span text:style-name="T12">}</text:span></text:p>
            <text:p text:style-name="P14"><text:span text:style-name="T12">task intro( dependsOn: count ) &lt;&lt; { println 'I\'m Gradle' }</text:span></text:p>
            <text:p text:style-name="P14"><text:span text:style-name="T12">task count &lt;&lt; { 4.times { print " $it " } }</text:span></text:p>
            <text:list text:continue-numbering="true" text:style-name="L2">
              <text:list-item>
                <text:p text:style-name="P8"><text:span text:style-name="T6">Lazy dependency</text:span><text:span text:style-name="T6"><text:line-break/></text:span><text:span text:style-name="T6">The dependency of task X to task Y is declared before task Y is defined. Means, task must not be in ordering.</text:span></text:p>
              </text:list-item>
              <text:list-item>
                <text:p text:style-name="P8"><text:span text:style-name="T6">Dynamic Tasks</text:span></text:p>
              </text:list-item>
            </text:list>
            <text:p text:style-name="P15"><text:span text:style-name="T12">4.times { counter -&gt; </text:span></text:p>
            <text:p text:style-name="P16"><text:span text:style-name="T12">task "dynamicTask$counter" &lt;&lt; { </text:span></text:p>
            <text:p text:style-name="P17"><text:span text:style-name="T12">println 'I\'m dynamic task number $counter' }</text:span></text:p>
            <text:p text:style-name="P16"><text:span text:style-name="T12">};</text:span></text:p>
            <text:p text:style-name="P15"><text:span text:style-name="T12">dynamicTask0.dependsOn dynamicTask2,dynamicTask3</text:span></text:p>
            <text:p/>
          </draw:text-box>
        </draw:frame>
        <draw:frame draw:style-name="gr1" draw:text-style-name="P12" draw:layer="layout" svg:width="21.4cm" svg:height="0.962cm" svg:x="1.4cm" svg:y="19.238cm">
          <draw:text-box>
            <text:p><text:span text:style-name="T13">Quelle: </text:span><text:span text:style-name="T16"><text:a xlink:href="https://docs.gradle.org/current/userguide/tutorial_using_tasks.html" xlink:type="simple">https://docs.gradle.org/current/userguide/tutorial_using_tasks.html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Gradle – </text:span></text:p>
          </draw:text-box>
        </draw:frame>
        <draw:frame presentation:style-name="pr3" draw:text-style-name="P8" draw:layer="layout" svg:width="22.1cm" svg:height="12.18cm" svg:x="1.4cm" svg:y="4.914cm" presentation:class="outline" presentation:user-transformed="true">
          <draw:text-box>
            <text:list text:style-name="L2">
              <text:list-item>
                <text:p text:style-name="P8"><text:span text:style-name="T6">Default tasks: defaultTasks 'clean', 'run'</text:span></text:p>
              </text:list-item>
            </text:list>
            <text:p/>
          </draw:text-box>
        </draw:frame>
        <draw:frame draw:style-name="gr1" draw:text-style-name="P12" draw:layer="layout" svg:width="21.4cm" svg:height="0.962cm" svg:x="1.4cm" svg:y="19.238cm">
          <draw:text-box>
            <text:p><text:span text:style-name="T13">Quelle: </text:span><text:span text:style-name="T16"><text:a xlink:href="https://docs.gradle.org/current/userguide/tutorial_using_tasks.html" xlink:type="simple">https://docs.gradle.org/current/userguide/tutorial_using_tasks.html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Ratpack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p>Simple, lean &amp; powerful library to build HTTP apps. Built on Java and the Netty event-driven networking engine. The API is optimized for Groovy and Java 8.</text:p>
            <text:p/>
          </draw:text-box>
        </draw:frame>
        <draw:frame draw:style-name="gr1" draw:text-style-name="P12" draw:layer="layout" svg:width="12.4cm" svg:height="0.962cm" svg:x="1.4cm" svg:y="19.238cm">
          <draw:text-box>
            <text:p><text:span text:style-name="T13">Quelle: </text:span><text:span text:style-name="T13"><text:a xlink:href="https://github.com/ratpack/ratpack" xlink:type="simple">https://github.com/ratpack/ratpack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Lib's &amp; Frameworks</text:span></text:p>
          </draw:text-box>
        </draw:frame>
        <draw:frame presentation:style-name="pr3" draw:layer="layout" svg:width="22.74cm" svg:height="12.18cm" svg:x="1.4cm" svg:y="4.91cm" presentation:class="outline" presentation:user-transformed="true">
          <draw:text-box>
            <text:p><text:span text:style-name="T17">GVM</text:span></text:p>
            <text:p><text:span text:style-name="T6"><text:a xlink:href="http://gvmtool.net/" xlink:type="simple">http://gvmtool.net/</text:a></text:span></text:p>
            <text:p><text:span text:style-name="T17">Gradle(Wrapper)</text:span></text:p>
            <text:p><text:span text:style-name="T6"><text:a xlink:href="https://docs.gradle.org/current/userguide" xlink:type="simple">https://docs.gradle.org/current/userguide</text:a></text:span></text:p>
            <text:p><text:span text:style-name="T6"><text:a xlink:href="https://docs.gradle.org/current/userguide/gradle_wrapper.html" xlink:type="simple">https://docs.gradle.org/current/userguide/gradle_wrapper.html</text:a></text:span></text:p>
            <text:p><text:span text:style-name="T17">Groovy</text:span></text:p>
            <text:p><text:span text:style-name="T6"><text:a xlink:href="http://groovy-lang.org/" xlink:type="simple">http://groovy-lang.org/</text:a></text:span></text:p>
            <text:p><text:span text:style-name="T6"><text:a xlink:href="http://groovy-lang.org/documentation.html" xlink:type="simple">http://groovy-lang.org/documentation.html</text:a></text:span>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Lib's &amp; Frameworks</text:span></text:p>
          </draw:text-box>
        </draw:frame>
        <draw:frame presentation:style-name="pr3" draw:layer="layout" svg:width="22.74cm" svg:height="12.18cm" svg:x="1.4cm" svg:y="4.91cm" presentation:class="outline" presentation:user-transformed="true">
          <draw:text-box>
            <text:p><text:span text:style-name="T17">Ratpack</text:span></text:p>
            <text:p><text:span text:style-name="T6"><text:a xlink:href="http://ratpack.io/" xlink:type="simple">http://ratpack.io</text:a></text:span></text:p>
            <text:p><text:span text:style-name="T6"><text:a xlink:href="https://github.com/ratpack/hands-on-ratpack" xlink:type="simple">https://github.com/ratpack/hands-on-ratpack</text:a></text:span></text:p>
            <text:p><text:span text:style-name="T6"><text:a xlink:href="https://github.com/ratpack/example-ratpack-gradle-groovy-app" xlink:type="simple">https://github.com/ratpack/example-ratpack-gradle-groovy-app</text:a></text:span></text:p>
            <text:p><text:span text:style-name="T6">https://github.com/ratpack</text:span></text:p>
            <text:p><text:span text:style-name="T17">Ratpack with Lazybones</text:span></text:p>
            <text:p><text:span text:style-name="T6"><text:a xlink:href="https://github.com/pledbrook/lazybones" xlink:type="simple">https://github.com/pledbrook/lazybones</text:a></text:span></text:p>
            <text:p><text:span text:style-name="T6"><text:a xlink:href="http://ratpack.io/manual/current/quick-start.html#using_lazybones_project_templates" xlink:type="simple">http://ratpack.io/manual/current/quick-start.html#using_lazybones_project_templates</text:a></text:span></text:p>
            <text:p><text:span text:style-name="T17">Angular</text:span></text:p>
            <text:p><text:span text:style-name="T6"><text:a xlink:href="https://angularjs.de/artikel/angularjs-tutorial-deutsch" xlink:type="simple">https://angularjs.de/artikel/angularjs-tutorial-deutsch</text:a></text:span></text:p>
            <text:p><text:span text:style-name="T6"><text:a xlink:href="http://campus.codeschool.com/courses/shaping-up-with-angular-js/contents" xlink:type="simple">http://campus.codeschool.com/courses/shaping-up-with-angular-js/contents</text:a>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ostmaster">
        <office:forms form:automatic-focus="false" form:apply-design-mode="false"/>
        <draw:frame draw:style-name="gr1" draw:text-style-name="P2" draw:layer="layout" svg:width="13.8cm" svg:height="1.991cm" svg:x="7.6cm" svg:y="9.009cm">
          <draw:text-box>
            <text:p text:style-name="P1"><text:span text:style-name="T1">Dank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ostmaster-background" style:family="presentation">
      <style:graphic-properties draw:stroke="none" draw:fill="solid" draw:fill-color="#ffd320" draw:fill-image-width="0cm" draw:fill-image-height="0cm"/>
      <style:text-properties style:letter-kerning="true"/>
    </style:style>
    <style:style style:name="post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st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stmaster-outline1" style:family="presentation">
      <style:graphic-properties draw:stroke="none" draw:fill="none" draw:auto-grow-height="false" draw:fit-to-size="shrink-to-fit">
        <text:list-style style:name="post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stmaster-outline2" style:family="presentation" style:parent-style-name="postmaster-outline1">
      <style:paragraph-properties fo:margin-top="0cm" fo:margin-bottom="0.4cm"/>
      <style:text-properties fo:font-size="28pt" style:font-size-asian="28pt" style:font-size-complex="28pt"/>
    </style:style>
    <style:style style:name="postmaster-outline3" style:family="presentation" style:parent-style-name="postmaster-outline2">
      <style:paragraph-properties fo:margin-top="0cm" fo:margin-bottom="0.3cm"/>
      <style:text-properties fo:font-size="24pt" style:font-size-asian="24pt" style:font-size-complex="24pt"/>
    </style:style>
    <style:style style:name="postmaster-outline4" style:family="presentation" style:parent-style-name="postmaster-outline3">
      <style:paragraph-properties fo:margin-top="0cm" fo:margin-bottom="0.2cm"/>
      <style:text-properties fo:font-size="20pt" style:font-size-asian="20pt" style:font-size-complex="20pt"/>
    </style:style>
    <style:style style:name="postmaster-outline5" style:family="presentation" style:parent-style-name="postmaster-outline4">
      <style:paragraph-properties fo:margin-top="0cm" fo:margin-bottom="0.1cm"/>
      <style:text-properties fo:font-size="20pt" style:font-size-asian="20pt" style:font-size-complex="20pt"/>
    </style:style>
    <style:style style:name="postmaster-outline6" style:family="presentation" style:parent-style-name="postmaster-outline5">
      <style:paragraph-properties fo:margin-top="0cm" fo:margin-bottom="0.1cm"/>
      <style:text-properties fo:font-size="20pt" style:font-size-asian="20pt" style:font-size-complex="20pt"/>
    </style:style>
    <style:style style:name="postmaster-outline7" style:family="presentation" style:parent-style-name="postmaster-outline6">
      <style:paragraph-properties fo:margin-top="0cm" fo:margin-bottom="0.1cm"/>
      <style:text-properties fo:font-size="20pt" style:font-size-asian="20pt" style:font-size-complex="20pt"/>
    </style:style>
    <style:style style:name="postmaster-outline8" style:family="presentation" style:parent-style-name="postmaster-outline7">
      <style:paragraph-properties fo:margin-top="0cm" fo:margin-bottom="0.1cm"/>
      <style:text-properties fo:font-size="20pt" style:font-size-asian="20pt" style:font-size-complex="20pt"/>
    </style:style>
    <style:style style:name="postmaster-outline9" style:family="presentation" style:parent-style-name="postmaster-outline8">
      <style:paragraph-properties fo:margin-top="0cm" fo:margin-bottom="0.1cm"/>
      <style:text-properties fo:font-size="20pt" style:font-size-asian="20pt" style:font-size-complex="20pt"/>
    </style:style>
    <style:style style:name="postmaster-subtitle" style:family="presentation">
      <style:graphic-properties draw:stroke="none" draw:fill="none" draw:textarea-vertical-align="middle">
        <text:list-style style:name="post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stmaster-title" style:family="presentation">
      <style:graphic-properties draw:stroke="none" draw:fill="none" draw:textarea-vertical-align="middle">
        <text:list-style style:name="post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d32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ost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post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post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postmaster" style:page-layout-name="PM1" draw:style-name="Mdp1">
      <office:forms form:automatic-focus="false" form:apply-design-mode="false"/>
      <draw:frame presentation:style-name="postmaster-title" draw:layer="backgroundobjects" svg:width="21.999cm" svg:height="2.563cm" svg:x="4.6cm" svg:y="0.837cm" presentation:class="title" presentation:placeholder="true">
        <draw:text-box/>
      </draw:frame>
      <draw:frame presentation:style-name="postmaster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2.5cm" svg:height="2.42cm" svg:x="1.8cm" svg:y="0cm">
        <draw:image xlink:href="Pictures/10000201000000A20000009D76FC29C7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ostmaster-title" draw:layer="backgroundobjects" svg:width="14.848cm" svg:height="11.136cm" svg:x="3.075cm" svg:y="2.257cm" presentation:class="page"/>
        <draw:frame presentation:style-name="post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3T09:58:54.943229934</meta:creation-date>
    <dc:date>2015-08-23T16:34:14.874191063</dc:date>
    <meta:editing-duration>PT5H2M38S</meta:editing-duration>
    <meta:editing-cycles>19</meta:editing-cycles>
    <meta:generator>LibreOffice/4.2.8.2$Linux_X86_64 LibreOffice_project/420m0$Build-2</meta:generator>
    <meta:document-statistic meta:object-count="92"/>
  </office:meta>
</office:document-meta>
</file>